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5E0000005EE38FF1A0FC2F67B7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5f_BuiltIn_5f_Currency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5f_BuiltIn_5f_Currency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Excel_5f_BuiltIn_5f_Currency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urrency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38" table:formula="of:=[.B3]*[.$B11]" office:value-type="float" office:value="4399120" calcext:value-type="float">
            <text:p><text:s/>4399120 Ft </text:p>
          </table:table-cell>
          <table:table-cell table:style-name="ce38" table:formula="of:=[.C3]*[.$B11]" office:value-type="float" office:value="8098380" calcext:value-type="float">
            <text:p><text:s/>8098380 Ft </text:p>
          </table:table-cell>
          <table:table-cell table:style-name="ce38" table:formula="of:=[.D3]*[.$B11]" office:value-type="float" office:value="4799040" calcext:value-type="float">
            <text:p><text:s/>4799040 Ft </text:p>
          </table:table-cell>
          <table:table-cell table:style-name="ce44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38" table:formula="of:=[.B4]*[.$B12]" office:value-type="float" office:value="3149650" calcext:value-type="float">
            <text:p><text:s/>3149650 Ft </text:p>
          </table:table-cell>
          <table:table-cell table:style-name="ce38" table:formula="of:=[.C4]*[.$B12]" office:value-type="float" office:value="4499500" calcext:value-type="float">
            <text:p><text:s/>4499500 Ft </text:p>
          </table:table-cell>
          <table:table-cell table:style-name="ce38" table:formula="of:=[.D4]*[.$B12]" office:value-type="float" office:value="5399400" calcext:value-type="float">
            <text:p><text:s/>5399400 Ft </text:p>
          </table:table-cell>
          <table:table-cell table:style-name="ce44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38" table:formula="of:=[.B5]*[.$B13]" office:value-type="float" office:value="1599800" calcext:value-type="float">
            <text:p><text:s/>1599800 Ft </text:p>
          </table:table-cell>
          <table:table-cell table:style-name="ce38" table:formula="of:=[.C5]*[.$B13]" office:value-type="float" office:value="4399450" calcext:value-type="float">
            <text:p><text:s/>4399450 Ft </text:p>
          </table:table-cell>
          <table:table-cell table:style-name="ce38" table:formula="of:=[.D5]*[.$B13]" office:value-type="float" office:value="3199600" calcext:value-type="float">
            <text:p><text:s/>3199600 Ft </text:p>
          </table:table-cell>
          <table:table-cell table:style-name="ce44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39" table:formula="of:=[.B6]*[.$B14]" office:value-type="float" office:value="2504850" calcext:value-type="float">
            <text:p><text:s/>2504850 Ft </text:p>
          </table:table-cell>
          <table:table-cell table:style-name="ce39" table:formula="of:=[.C6]*[.$B14]" office:value-type="float" office:value="5009700" calcext:value-type="float">
            <text:p><text:s/>5009700 Ft </text:p>
          </table:table-cell>
          <table:table-cell table:style-name="ce39" table:formula="of:=[.D6]*[.$B14]" office:value-type="float" office:value="7514550" calcext:value-type="float">
            <text:p><text:s/>7514550 Ft </text:p>
          </table:table-cell>
          <table:table-cell table:style-name="ce45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00.00.00</text:date>, <text:time style:data-style-name="N2" text:time-value="17:40:41.4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7T17:41:05.250000000</dc:date>
    <meta:print-date>2006-09-05T16:08:04</meta:print-date>
    <meta:editing-duration>PT17M56S</meta:editing-duration>
    <meta:editing-cycles>16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_32__20_Dots_20_1_20_Dash" svg:stroke-width="0.11cm" svg:stroke-color="#7fff00" draw:fill="solid" draw:fill-color="#d22b2b" draw:fill-gradient-name="Tango_20_Blue" draw:gradient-step-count="0" draw:fill-image-name="Sky" draw:fill-image-width="3.316cm" draw:fill-image-height="3.316cm" style:repeat="stretch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433cm" svg:y="0.315cm" chart:style-name="ch2">
          <text:p>Éves árbevétel</text:p>
        </chart:title>
        <chart:legend svg:x="13.879cm" svg:y="3.295cm" style:legend-expansion="custom" chartooo:width="3.304cm" chartooo:height="1.88cm" style:legend-expansion-aspect-ratio="1.75744680851064" chart:style-name="ch3"/>
        <chart:plot-area chart:style-name="ch4" table:cell-range-address="Mo_példa_06_a.D10:Mo_példa_06_a.H14" chart:data-source-has-labels="both" svg:x="3.959cm" svg:y="1.242cm" svg:width="9.92cm" svg:height="6.716cm">
          <chartooo:coordinate-region svg:x="6.327cm" svg:y="1.415cm" svg:width="6.611cm" svg:height="5.949cm"/>
          <chart:axis chart:dimension="x" chart:name="primary-x" chart:style-name="ch5" chartooo:axis-type="auto">
            <chartooo:date-scale/>
            <chart:title svg:x="8.121cm" svg:y="8.138cm" chart:style-name="ch6">
              <text:p>Negyedév</text:p>
            </chart:title>
            <chart:categories table:cell-range-address="Mo_példa_06_a.E10:Mo_példa_06_a.H10"/>
          </chart:axis>
          <chart:axis chart:dimension="y" chart:name="primary-y" chart:style-name="ch7">
            <chart:title svg:x="3.092cm" svg:y="5.623cm" chart:style-name="ch8">
              <text:p>Árbevétel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draw:g>
                  <svg:desc>Mo_példa_06_a.E10:Mo_példa_06_a.H10</svg:desc>
                </draw:g>
              </table:table-cell>
              <table:table-cell office:value-type="string">
                <text:p>2. negyedév</text:p>
              </table:table-cell>
              <table:table-cell office:value-type="string">
                <text:p>3. negyedév</text:p>
              </table:table-cell>
              <table:table-cell office:value-type="string">
                <text:p>4. negyedév</text:p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fill-image draw:name="Sky" xlink:href="Pictures/100000000000005E0000005EE38FF1A0FC2F67B7.png" xlink:type="simple" xlink:show="embed" xlink:actuate="onLoad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</office:styles>
</office:document-styles>
</file>